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9</text:p>
      <text:p text:style-name="P1"/>
      <text:p text:style-name="P2">Etap I</text:p>
      <text:p text:style-name="P2"/>
      <text:p text:style-name="P3">telefon to wynalazek dziewietnasto czy dwudziestowieczny <text:s text:c="24"/><text:span text:style-name="T1"><text:s text:c="3"/>XIX w</text:span></text:p>
      <text:p text:style-name="P3">jaki rachunek katolik robi przed spowiedzią <text:s text:c="50"/><text:span text:style-name="T1"><text:s text:c="2"/>sumienia</text:span></text:p>
      <text:p text:style-name="P3">jak nazywał się pancernik ktory zaatakował Westerplatte <text:s text:c="30"/><text:span text:style-name="T1"><text:s text:c="2"/>szlezwik </text:span></text:p>
      <text:p text:style-name="P3">czy pozytywka to instrument muzyczny <text:s text:c="57"/><text:span text:style-name="T1"><text:s text:c="2"/>TAK</text:span></text:p>
      <text:p text:style-name="P3">czy w Polsce panował król o imieniu Ludwik <text:s text:c="48"/><text:span text:style-name="T1"><text:s text:c="2"/>TAK</text:span></text:p>
      <text:p text:style-name="P3">w której konkurencji lekkoatletycznej Fajde, Ziółkowski i Włodarczyk zdobyli medale MŚ</text:p>
      <text:p text:style-name="P4">rzut młotem</text:p>
      <text:p text:style-name="P3">five o'clock to dla Anglików godzina spożywania ktorego napoju <text:s text:c="18"/><text:span text:style-name="T1"><text:s/>herbata</text:span></text:p>
      <text:p text:style-name="P3">jak nazywa się święto chrześcijańskie obchodzone 25 grudnia <text:s text:c="17"/><text:span text:style-name="T1"><text:s text:c="2"/>Boże Narodzeni</text:span>e</text:p>
      <text:p text:style-name="P3">czy skorpiony zaliczane są do skorupiaków <text:s text:c="52"/><text:span text:style-name="T1"><text:s text:c="2"/>NIE </text:span></text:p>
      <text:p text:style-name="P3">jak nazywa się przedślubna umowa <text:s text:c="66"/><text:span text:style-name="T1"><text:s/>intercyza</text:span></text:p>
      <text:p text:style-name="P3">kabuki, bunraku i no to trzy rodzaje teatru w ktorym państwie <text:s text:c="21"/><text:span text:style-name="T1"><text:s text:c="3"/>Japonia</text:span></text:p>
      <text:p text:style-name="P3">mazagran to napój zimny czy gorący <text:s text:c="62"/><text:span text:style-name="T1"><text:s text:c="2"/>zimny</text:span></text:p>
      <text:p text:style-name="P3">przez jakie rz piszemy montaż </text:p>
      <text:p text:style-name="P3">ile to jest 11 x 8</text:p>
      <text:p text:style-name="P3">która zupa jest symbolem rzeczy bardzo taniej <text:s text:c="49"/><text:span text:style-name="T1"><text:s/>barszcz</text:span></text:p>
      <text:p text:style-name="P3">czy Ignacy Krasicki był bp warszawskim czy warmińskim <text:s text:c="30"/><text:span text:style-name="T1"><text:s/>warmiński </text:span></text:p>
      <text:p text:style-name="P3">jak nazywała się legendarna kraina obfitująca w złoto poszukiwana w Ameryce przez konkwistadorów <text:s text:c="97"/><text:span text:style-name="T1"><text:s/>El dorado</text:span></text:p>
      <text:p text:style-name="P3">w ilu filmach o przygodach Jamesa Bonda zagrał do tej pory Daniel Craig <text:s text:c="4"/><text:span text:style-name="T1"><text:s text:c="2"/>trzy</text:span></text:p>
      <text:p text:style-name="P3">fresk jest malowany na mokrym czy <text:s/>suchym tynku <text:s text:c="41"/><text:span text:style-name="T1"><text:s/>mokry</text:span></text:p>
      <text:p text:style-name="P3">ile kart potrzeba do gry w brydża <text:s text:c="70"/><text:span text:style-name="T1"><text:s/>52</text:span></text:p>
      <text:p text:style-name="P2"/>
      <text:p text:style-name="P2">Etap II</text:p>
      <text:p text:style-name="P2"/>
      <text:p text:style-name="P3">Czy Niger i Nigeria to to samo państwo <text:s text:c="55"/><text:span text:style-name="T1"><text:s text:c="4"/>NIE </text:span></text:p>
      <text:p text:style-name="P3">jak nazywa się najstarszy rynek w Rzymie <text:s text:c="46"/><text:span text:style-name="T1"><text:s text:c="2"/>Forum Romanum</text:span></text:p>
      <text:p text:style-name="P3">co oznacza pochodzące z greki katharsis <text:s text:c="56"/><text:span text:style-name="T1">oczyszczenie</text:span></text:p>
      <text:p text:style-name="P3">ile obrotów w powietrzu robi łyżwiarz wykonujący aksla <text:s text:c="28"/><text:span text:style-name="T1"><text:s/>1,5</text:span></text:p>
      <text:p text:style-name="P3">czy gibony mają ogon <text:s text:c="84"/><text:span text:style-name="T1"><text:s/>NIE </text:span></text:p>
      <text:p text:style-name="P3">kto był cesarzem Austrii w chwili wybuchu I WŚ <text:s text:c="39"/><text:span text:style-name="T1">Franciszek Józef</text:span></text:p>
      <text:p text:style-name="P3">w której dziedzinie Nagroda Nobla może zostać przyznana instytucji <text:s text:c="9"/><text:span text:style-name="T1"><text:s/>Pokojowa</text:span></text:p>
      <text:p text:style-name="P3">czy Izrael graniczy z Libanem <text:s text:c="70"/><text:span text:style-name="T1"><text:s text:c="2"/>TAK</text:span></text:p>
      <text:p text:style-name="P3">które drzewo z rodziny sosnowatych zrzuca igły na zimę <text:s text:c="28"/><text:span text:style-name="T1"><text:s text:c="2"/>modrzew</text:span></text:p>
      <text:p text:style-name="P3">przez ile nocy opowiadała baśnie Szeherezada <text:s text:c="44"/><text:span text:style-name="T1"><text:s text:c="2"/>1001</text:span></text:p>
      <text:p text:style-name="P3">Zofia Stryjeńska była artystką czy himalaistką <text:s text:c="45"/><text:span text:style-name="T1"><text:s/>artystką</text:span></text:p>
      <text:p text:style-name="P3">trzy podstawowe zasady kompozycji dramatu klasycznego to jedność <text:s text:c="8"/></text:p>
      <text:p text:style-name="P3"><text:s/><text:span text:style-name="T1">czasu, akcji, miejsca</text:span></text:p>
      <text:p text:style-name="P3">którą chorobe nazywano chorobą św Walentego <text:s text:c="42"/><text:span text:style-name="T1"><text:s/>epilepsja</text:span></text:p>
      <text:p text:style-name="P3">w którym miescie mieści się pałac zimowy <text:s text:c="51"/><text:span text:style-name="T1">Petersburg</text:span></text:p>
      <text:p text:style-name="P3">fitofagi to zwięrzęta, rośliny czy grzyby <text:s text:c="55"/><text:span text:style-name="T1"><text:s/>zwierzęta</text:span></text:p>
      <text:p text:style-name="P3">w którym państwie został wynaleziony latawiec <text:s text:c="43"/><text:span text:style-name="T1">Chiny</text:span></text:p>
      <text:p text:style-name="P3">który malarz żył wcześniej El Greco czy Francisco Goya <text:s text:c="29"/><text:span text:style-name="T1">Greco</text:span></text:p>
      <text:p text:style-name="P3"><text:soft-page-break/>jak miał na imię najstarszy syn Priama i Hekabe, mąż Andromachy <text:s text:c="12"/><text:span text:style-name="T1"><text:s/>Hektor</text:span></text:p>
      <text:p text:style-name="P3">jak nazywa się organizacja do której z mocy ustawy należy każdy lekarz i dentysta z prawem wykonywania zawodu w Polsce <text:s text:c="41"/><text:span text:style-name="T1"><text:s/>Naczelna Izba lekarska</text:span></text:p>
      <text:p text:style-name="P3">czy mur berliński stał krócej czy dłużej niż 30 lat <text:s text:c="38"/><text:span text:style-name="T1"><text:s text:c="3"/>krócej</text:span></text:p>
      <text:p text:style-name="P3">jaki tytuł nosi powieść Sienkiewicza w której występuje Helen Kurcewiczówna <text:s/></text:p>
      <text:p text:style-name="P4">Ogniem i mieczem</text:p>
      <text:p text:style-name="P3">pierwsi ludzie polecieli na Księżyc Apollo 11, a który był ostatni <text:s text:c="13"/><text:span text:style-name="T1"><text:s text:c="2"/>Apollo 17</text:span></text:p>
      <text:p text:style-name="P3">która drużyna piłkarska zdobyła superpuchar Europy w 2013 <text:s/>bayern czy chelsea <text:s text:c="3"/></text:p>
      <text:p text:style-name="P4">Bayern Monachium</text:p>
      <text:p text:style-name="P3">jak nazywa się dział biologii zajmujący się badaniem ryb <text:s text:c="23"/><text:span text:style-name="T1"><text:s text:c="2"/>ichtiologia</text:span></text:p>
      <text:p text:style-name="P3">Wilk polski okręt wojenny był okrętem podwodnym czy torpedowcem <text:s/><text:span text:style-name="T1"><text:s text:c="3"/>podwodny</text:span></text:p>
      <text:p text:style-name="P3">jak nazywa się strój kobiecy składający się z jednego kawałka materiału, udrapowany w talii, noszony przez kobiety w Indiach <text:s text:c="58"/><text:span text:style-name="T1"><text:s/>sari</text:span></text:p>
      <text:p text:style-name="P3">rzeka Inn w Europie płynie przez 3 państwa, podaj dwa <text:s text:c="25"/><text:span text:style-name="T1"><text:s/>Austria, Niemcy, Szwajcaria</text:span></text:p>
      <text:p text:style-name="P3">dzwon Zygmunt to pamiątka po Zygmuncie Starym czy Auguście <text:s text:c="10"/><text:span text:style-name="T1"><text:s/>Stary</text:span></text:p>
      <text:p text:style-name="P3">jak <text:s/>się nazywa amerykański politolog polskiego pochodzenia, doradca prezydenta Cartera</text:p>
      <text:p text:style-name="P4">Zbigniew Brzeziński</text:p>
      <text:p text:style-name="P3">co oznacza łacińskie określenie per capita <text:s text:c="49"/><text:span text:style-name="T1"><text:s/>na głowę</text:span></text:p>
      <text:p text:style-name="P3">czy dokument zwany bullą był wydawany tylko przez papieża <text:s text:c="15"/><text:span text:style-name="T1"><text:s text:c="2"/>NIE</text:span></text:p>
      <text:p text:style-name="P3">przy ktorej ulicy w Londynie mieści się siedziba premiera GB <text:s text:c="16"/><text:span text:style-name="T1"><text:s/>Downing street</text:span></text:p>
      <text:p text:style-name="P3">które trzy litery są międzynarodowym oznaczeniem samochodów z Kanady <text:s text:c="2"/><text:span text:style-name="T1">CND</text:span></text:p>
      <text:p text:style-name="P3">jaki polski tytuł nosi opis podróży Marco Polo do chin w XIII w <text:s text:c="13"/><text:span text:style-name="T1">Opisanie świata</text:span></text:p>
      <text:p text:style-name="P3">czy w Polsce mamy czynny wulkan <text:s text:c="58"/><text:span text:style-name="T1"><text:s/>NIE </text:span></text:p>
      <text:p text:style-name="P3">na Białorusi 3 lipca to dzień niepodległości obchodzony na pamiątkę wyzwolenia z Mińska z czyjej okupacji <text:s text:c="89"/><text:span text:style-name="T1"><text:s text:c="2"/>niemieckiej</text:span></text:p>
      <text:p text:style-name="P3">jak nazywa się w tenisie ziemnym odbicie piłki serwisowej <text:s text:c="21"/><text:span text:style-name="T1"><text:s text:c="2"/>return</text:span></text:p>
      <text:p text:style-name="P3">kurwuazje to szampan, whisky czy koniak <text:s text:c="48"/><text:span text:style-name="T1"><text:s text:c="2"/>koniak</text:span></text:p>
      <text:p text:style-name="P3">w którym miesiącu Ziemia najbardziej zbliża się do Słońca <text:s text:c="22"/><text:span text:style-name="T1"><text:s/>styczeń</text:span></text:p>
      <text:p text:style-name="P3">które owady przenoszą chorobę Denga <text:s text:c="54"/><text:span text:style-name="T1"><text:s text:c="2"/>komary</text:span></text:p>
      <text:p text:style-name="P3">w ktorym roku rozpoczął działalność tor na Służewcu <text:s text:c="29"/><text:span text:style-name="T1"><text:s text:c="3"/>1939</text:span></text:p>
      <text:p text:style-name="P3">które miasto jest ośrodkiem administracyjnym Burgundii we Francji <text:s text:c="9"/><text:span text:style-name="T1">Dijon</text:span></text:p>
      <text:p text:style-name="P3">kto jest reżyserem filmów Siedmiu Samurajów, tron we krwi <text:s text:c="20"/><text:span text:style-name="T1"><text:s/>Kurosawa</text:span></text:p>
      <text:p text:style-name="P3">tołpygę łowi się w morzu czy w słodkich wodach <text:s text:c="39"/><text:span text:style-name="T1">słodkowodna</text:span></text:p>
      <text:p text:style-name="P3"/>
      <text:p text:style-name="P2">Etap III</text:p>
      <text:p text:style-name="P2"><text:s/></text:p>
      <text:p text:style-name="P3">kto jest autorem dramatu Noc Listopadowa <text:s text:c="48"/><text:span text:style-name="T1"><text:s/>Wyspiański</text:span></text:p>
      <text:p text:style-name="P3">co znaczy używane w muzyce molto <text:s text:c="58"/><text:span text:style-name="T1"><text:s text:c="2"/>bardzo</text:span></text:p>
      <text:p text:style-name="P3">państwo w Ameryce środkowej, miasto w Hiszpanii <text:s text:c="35"/><text:span text:style-name="T1">Grenada</text:span></text:p>
      <text:p text:style-name="P3">kto jest autorem powieści Wilk Morski <text:s text:c="51"/><text:span text:style-name="T1"><text:s text:c="5"/>Jack London</text:span></text:p>
      <text:p text:style-name="P3">jak z francuskiego nazywamy drobną poprawkę na fotografii <text:s text:c="20"/><text:span text:style-name="T1"><text:s/>retusz</text:span></text:p>
      <text:p text:style-name="P3">jak miał na imię Mussolini <text:s text:c="73"/><text:span text:style-name="T1"><text:s text:c="2"/>Benito</text:span></text:p>
      <text:p text:style-name="P3">który owoc znajduje się i w nazwie i w składzie drinka pina colada <text:s text:c="10"/><text:span text:style-name="T1"><text:s/>ananas</text:span></text:p>
      <text:p text:style-name="P3">czy prostopadłościan jest graniastosłupem <text:s text:c="49"/><text:span text:style-name="T1"><text:s text:c="2"/>TAK</text:span></text:p>
      <text:p text:style-name="P3">w której powieści W, Hugo występuje paryski bezdomny Gawroche <text:s text:c="10"/><text:span text:style-name="T1">Nędznicy</text:span></text:p>
      <text:p text:style-name="P3">czy Berdyczów to miasto autentyczne <text:s text:c="56"/><text:span text:style-name="T1"><text:s text:c="2"/>TAK</text:span></text:p>
      <text:p text:style-name="P3">jak nazywa się przyrząd do wyznaczania tempa utworu muzycznego <text:s text:c="8"/><text:span text:style-name="T1"><text:s/>metronom</text:span></text:p>
      <text:p text:style-name="P3"><text:soft-page-break/>czy Slowacja należy do NATO <text:s text:c="66"/><text:span text:style-name="T1"><text:s text:c="2"/>TAK</text:span></text:p>
      <text:p text:style-name="P3">kto po wydarzeniach grudnia 1970 zwracał się do robotników: Pomożecie <text:s/><text:span text:style-name="T1"><text:s/>Gierek</text:span></text:p>
      <text:p text:style-name="P3">z jakiego kraju pochodzi taniec habanera <text:s text:c="50"/><text:span text:style-name="T1"><text:s text:c="2"/>Kuba <text:s text:c="2"/></text:span><text:s text:c="9"/></text:p>
      <text:p text:style-name="P3">thriller w którym zwierzęta atakują ludzi, Hitchocka, jaki tytuł <text:s text:c="17"/><text:span text:style-name="T1"><text:s/>Ptaki</text:span></text:p>
      <text:p text:style-name="P3">w którym państwie leży miasto portowe Kadyks <text:s text:c="40"/><text:span text:style-name="T1"><text:s/>Hiszpania</text:span></text:p>
      <text:p text:style-name="P3">czy pytia wypowiadała się we wróżbach jednoznaczny <text:s text:c="28"/><text:span text:style-name="T1"><text:s text:c="2"/>NIE</text:span> </text:p>
      <text:p text:style-name="P3">na ktorym instrumencie muzycznym grywał Sherlock Holmes <text:s text:c="19"/><text:span text:style-name="T1">skrzypce</text:span></text:p>
      <text:p text:style-name="P3">Psie pole to dzielnica którego miasta <text:s text:c="58"/><text:span text:style-name="T1"><text:s/>Wrocław</text:span></text:p>
      <text:p text:style-name="P3">czy Herakles uczestniczył w wyprawie Argonautów po złote runo <text:s text:c="12"/><text:span text:style-name="T1"><text:s/>TAK</text:span></text:p>
      <text:p text:style-name="P3">Selwa to obszar wiecznie zielonego lasu równikowego w dorzeczu której rzeki <text:s text:c="3"/><text:span text:style-name="T1">Amazonki</text:span></text:p>
      <text:p text:style-name="P3">ilu było prezydentów Polski w okresie międzywojennym <text:s text:c="25"/><text:span text:style-name="T1"><text:s text:c="2"/>trzech</text:span></text:p>
      <text:p text:style-name="P3">jak nazywa się polski tenisista ktory wygrał final debla Australian Open <text:s text:c="2"/><text:span text:style-name="T1"><text:s/>Łukasz Kubota</text:span></text:p>
      <text:p text:style-name="P3">z której części manioku wytwarza się tapioke- z bulwy czy <text:s/>z łodygi <text:s text:c="8"/><text:span text:style-name="T1"><text:s text:c="2"/>z bulwy</text:span></text:p>
      <text:p text:style-name="P3">kto wyróżnił 4 typy ludzkich temperamentów <text:s text:c="46"/><text:span text:style-name="T1">Hipokrates</text:span></text:p>
      <text:p text:style-name="P3">w ktorych górach leży dolina Suchej wody <text:s text:c="50"/><text:span text:style-name="T1"><text:s/>Tatry</text:span></text:p>
      <text:p text:style-name="P3">co oznacza łaciński zwrot alea iachta est <text:s text:c="43"/><text:span text:style-name="T1"><text:s text:c="2"/>kości zostały rzucone</text:span></text:p>
      <text:p text:style-name="P3">jak nazywał się dozorca bloku przy ulicy Alternatywy 4 <text:s text:c="29"/><text:span text:style-name="T1"><text:s/>Anioł</text:span></text:p>
      <text:p text:style-name="P3">czy Kazimierz Jagiellończyk był Wielkim Ksieciem Litewskim <text:s text:c="18"/><text:span text:style-name="T1">TAK</text:span></text:p>
      <text:p text:style-name="P3">Pop i achtung baby to czyje albumy <text:s text:c="62"/><text:span text:style-name="T1">U2</text:span></text:p>
      <text:p text:style-name="P3">jak miała na imię narzeczona hrabiego Monte Christo <text:s text:c="32"/><text:span text:style-name="T1"><text:s/>Mercedes</text:span></text:p>
      <text:p text:style-name="P3">z której rośliny otrzymuje się włókno zwane sizalem <text:s text:c="35"/><text:span text:style-name="T1">agawa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1T20:48:12.66</meta:creation-date>
    <meta:document-statistic meta:table-count="0" meta:image-count="0" meta:object-count="0" meta:page-count="3" meta:paragraph-count="107" meta:word-count="918" meta:character-count="9319"/>
    <dc:date>2014-09-01T21:55:56.11</dc:date>
    <meta:editing-duration>PT00H15M02S</meta:editing-duration>
    <meta:editing-cycles>1</meta:editing-cycles>
    <meta:generator>OpenOffice.ux.pl/3.1$Win32 OpenOffice.org_project/310m11$Build-39399</meta:generator>
  </office:meta>
</office:document-meta>
</file>